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5a2" officeooo:paragraph-rsid="0001f5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króty klawiaturowe.</text:p>
      <text:p text:style-name="P1">Ctr + 7 <text:s/>- <text:s/>zakomentu lub odkomentuj zaznaczone linie kodu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 LibreOffice_project/057fc023c990d676a43019934386b85b21a9ee99</meta:generator>
    <dc:date>2019-10-15T20:14:16.717000000</dc:date>
    <meta:editing-duration>PT51S</meta:editing-duration>
    <meta:editing-cycles>1</meta:editing-cycles>
    <meta:document-statistic meta:table-count="0" meta:image-count="0" meta:object-count="0" meta:page-count="1" meta:paragraph-count="2" meta:word-count="12" meta:character-count="78" meta:non-whitespace-character-count="66"/>
  </office:meta>
</office:document-meta>
</file>